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Heading_20_1">
      <style:paragraph-properties fo:break-before="page"/>
      <style:text-properties fo:language="sv" fo:country="SE" officeooo:rsid="0011f14f" officeooo:paragraph-rsid="0011f14f"/>
    </style:style>
    <style:style style:name="P4" style:family="paragraph" style:parent-style-name="Heading_20_2">
      <style:text-properties fo:language="sv" fo:country="SE" officeooo:rsid="0011f14f" officeooo:paragraph-rsid="0011f14f"/>
    </style:style>
    <style:style style:name="P5" style:family="paragraph" style:parent-style-name="Heading_20_3">
      <style:text-properties officeooo:rsid="0011f14f" officeooo:paragraph-rsid="0011f14f"/>
    </style:style>
    <style:style style:name="P6" style:family="paragraph" style:parent-style-name="Standard">
      <style:paragraph-properties fo:break-before="page"/>
      <style:text-properties fo:language="sv" fo:country="SE"/>
    </style:style>
    <style:style style:name="P7" style:family="paragraph" style:parent-style-name="Text_20_body">
      <style:text-properties officeooo:rsid="0011f14f" officeooo:paragraph-rsid="0011f14f"/>
    </style:style>
    <style:style style:name="P8" style:family="paragraph" style:parent-style-name="Text_20_body">
      <style:text-properties officeooo:paragraph-rsid="0011f14f"/>
    </style:style>
    <style:style style:name="P9" style:family="paragraph" style:parent-style-name="Text_20_body">
      <style:paragraph-properties fo:text-align="center" style:justify-single-word="false" fo:break-before="page"/>
      <style:text-properties fo:language="sv" fo:country="SE" officeooo:rsid="001096ad" officeooo:paragraph-rsid="001096ad"/>
    </style:style>
    <style:style style:name="P10" style:family="paragraph" style:parent-style-name="Text_20_body">
      <style:paragraph-properties fo:text-align="start" style:justify-single-word="false"/>
      <style:text-properties fo:language="sv" fo:country="SE" officeooo:rsid="0011f14f" officeooo:paragraph-rsid="0011f14f"/>
    </style:style>
    <style:style style:name="P11" style:family="paragraph" style:parent-style-name="Text_20_body">
      <style:text-properties fo:language="sv" fo:country="SE" officeooo:rsid="0011f14f" officeooo:paragraph-rsid="0011f14f"/>
    </style:style>
    <style:style style:name="P12" style:family="paragraph" style:parent-style-name="Title">
      <style:paragraph-properties fo:text-align="center" style:justify-single-word="false"/>
      <style:text-properties fo:language="sv" fo:country="SE" officeooo:rsid="001096ad" officeooo:paragraph-rsid="001096ad"/>
    </style:style>
    <style:style style:name="T1" style:family="text">
      <style:text-properties fo:language="sv" fo:country="SE"/>
    </style:style>
    <style:style style:name="T2" style:family="text">
      <style:text-properties officeooo:rsid="0011f14f"/>
    </style:style>
    <style:style style:name="T3" style:family="text">
      <style:text-properties fo:font-variant="normal" fo:text-transform="none" fo:color="#000000" loext:opacity="100%" style:text-line-through-style="none" style:text-line-through-type="none" style:font-name="Arial" fo:font-size="20pt" fo:font-style="normal" style:text-underline-style="none" fo:font-weight="normal" style:text-blinking="false" fo:background-color="transparent" loext:char-shading-value="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Portfolio</text:p>
      <text:p text:style-name="Subtitle">En inblick <text:span text:style-name="T2">I skapandet av en portfoliohemsida</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ext:bookmark text:name="docs-internal-guid-a2104819-7fff-e61b-b1b1-7c33f06ef2c8"/><text:span text:style-name="T3">Innehållsförteckning</text:span></text:p>
          </text:index-title>
          <text:p text:style-name="P1"><text:a xlink:type="simple" xlink:href="#__RefHeading___Toc101_2912901187" text:style-name="Index_20_Link" text:visited-style-name="Index_20_Link"><text:span text:style-name="T1">Inledning<text:tab/>3</text:span></text:a></text:p>
          <text:p text:style-name="P2"><text:a xlink:type="simple" xlink:href="#__RefHeading___Toc103_2912901187" text:style-name="Index_20_Link" text:visited-style-name="Index_20_Link"><text:span text:style-name="T1">Metod<text:tab/>3</text:span></text:a></text:p>
        </text:index-body>
      </text:table-of-content>
      <text:p text:style-name="P10"/>
      <text:h text:style-name="P3" text:outline-level="1"><text:bookmark-start text:name="__RefHeading___Toc101_2912901187"/>Inledning<text:bookmark-end text:name="__RefHeading___Toc101_2912901187"/></text:h>
      <text:p text:style-name="P11">I detta slutprojekt kommer en portfoliohemsida skapas som är baserad på författarens erfarenheter. En portfoliohemsida är en hemsida som är ämnat att visa upp en persons erfarenheter, projekt och vem den är. Denna portfoliohemsida kommer </text:p>
      <text:p text:style-name="P11"/>
      <text:h text:style-name="P4" text:outline-level="2"><text:bookmark-start text:name="__RefHeading___Toc103_2912901187"/>Metod<text:bookmark-end text:name="__RefHeading___Toc103_2912901187"/></text:h>
      <text:p text:style-name="P11">Hemsidan kommer bli skriven med: HTML5, CSS3, JavaScript. Hemsidan kommer att finnas tillgänglig på internet och kommer att vara tillgänglig under ett Domain namn.</text:p>
      <text:h text:style-name="Heading_20_3" text:outline-level="3">Python hjälpmedel</text:h>
      <text:p text:style-name="P7">När man skriver en HTML sida kan det återkomma sekvenser av html kod som är den samma som måste kopieras ett flertal gånger. För att undvika detta har ett program används som skapar möjligheten att skriva egna HTML komponenter som sedan kan användas upprepande gånger.</text:p>
      <text:p text:style-name="P7">Exempel</text:p>
      <text:p text:style-name="P7">&lt;div class=”card-container” &gt;</text:p>
      <text:p text:style-name="P7"><text:tab/>&lt;h1&gt;Title&lt;/h1&gt;</text:p>
      <text:p text:style-name="P7"><text:tab/>&lt;img src=”img.png” <text:s/>/&gt;</text:p>
      <text:p text:style-name="P8"><text:span text:style-name="T2">&lt;/div&gt;</text:span></text:p>
      <text:p text:style-name="P7">Istället för att kopiera detta flertal gånger i HTML sidan kan man då med detta program skriva detta i en egen fil, kan kalla den för Card.html, och skriva in filnamnet på detta vis.</text:p>
      <text:p text:style-name="P7">&lt;Card title=”Title” &gt;&lt;/Card&gt;</text:p>
      <text:p text:style-name="P7"/>
      <text:p text:style-name="P7"/>
      <text:h text:style-name="P5" text:outline-level="3" text:is-list-header="true"/>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sv" fo:country="SE"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v" fo:country="SE"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23:44:04.530954800</meta:creation-date>
    <dc:date>2023-04-19T00:06:14.504958768</dc:date>
    <meta:editing-duration>PT21M53S</meta:editing-duration>
    <meta:editing-cycles>2</meta:editing-cycles>
    <meta:generator>LibreOffice/7.5.2.2$Linux_X86_64 LibreOffice_project/50$Build-2</meta:generator>
    <meta:document-statistic meta:table-count="0" meta:image-count="0" meta:object-count="0" meta:page-count="5" meta:paragraph-count="18" meta:word-count="167" meta:character-count="1082" meta:non-whitespace-character-count="929"/>
  </office:meta>
</office:document-meta>
</file>